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bf4" officeooo:paragraph-rsid="00198bf4"/>
    </style:style>
    <style:style style:name="P2" style:family="paragraph" style:parent-style-name="Standard">
      <style:text-properties officeooo:rsid="001aa2fc" officeooo:paragraph-rsid="001aa2fc"/>
    </style:style>
    <style:style style:name="T1" style:family="text">
      <style:text-properties officeooo:rsid="001e65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_1:</text:p>
      <text:p text:style-name="P1"><text:tab/>// revesing the string</text:p>
      <text:p text:style-name="P1">#include&lt;stdio.h&gt;</text:p>
      <text:p text:style-name="P1">main()</text:p>
      <text:p text:style-name="P1">{</text:p>
      <text:p text:style-name="P1"><text:tab/>int num,i,j,temp;</text:p>
      <text:p text:style-name="P1"><text:tab/>printf("enter the size of array\n");</text:p>
      <text:p text:style-name="P1"><text:tab/>scanf("%d",&amp;num);</text:p>
      <text:p text:style-name="P1"><text:tab/>int a[num];</text:p>
      <text:p text:style-name="P1"><text:tab/>printf("enter the values\n");</text:p>
      <text:p text:style-name="P1"><text:tab/>for(i=0;i&lt;num;i++)</text:p>
      <text:p text:style-name="P1"><text:tab/>scanf("%d",&amp;a[i]);</text:p>
      <text:p text:style-name="P1"><text:tab/>i--;</text:p>
      <text:p text:style-name="P1"><text:tab/>for(j=0;j&lt;num/2;j++,i--)</text:p>
      <text:p text:style-name="P1"><text:tab/>{</text:p>
      <text:p text:style-name="P1"><text:tab/>temp=a[i];</text:p>
      <text:p text:style-name="P1"><text:tab/>a[i]=a[j];</text:p>
      <text:p text:style-name="P1"><text:tab/>a[j]=temp;</text:p>
      <text:p text:style-name="P1"/>
      <text:p text:style-name="P1"><text:tab/>}</text:p>
      <text:p text:style-name="P1"><text:tab/>for(i=0;i&lt;num;i++)</text:p>
      <text:p text:style-name="P1"><text:tab/>printf("%d ",a[i]);</text:p>
      <text:p text:style-name="P1">}</text:p>
      <text:p text:style-name="P1"/>
      <text:p text:style-name="P1"/>
      <text:p text:style-name="P1"/>
      <text:p text:style-name="P1">program_2:</text:p>
      <text:p text:style-name="P1"><text:tab/></text:p>
      <text:p text:style-name="P1"><text:tab/>//dynamicallyyyy array </text:p>
      <text:p text:style-name="P1"/>
      <text:p text:style-name="P1">#include&lt;stdio.h&gt;</text:p>
      <text:p text:style-name="P1">#include&lt;stdlib.h&gt;</text:p>
      <text:p text:style-name="P1">int main()</text:p>
      <text:p text:style-name="P1">{</text:p>
      <text:p text:style-name="P1"><text:tab/>int num,res=0;</text:p>
      <text:p text:style-name="P1"><text:tab/>int *p;</text:p>
      <text:p text:style-name="P1"><text:tab/>int i;</text:p>
      <text:p text:style-name="P1"><text:tab/>printf("enter the size of array\n");</text:p>
      <text:p text:style-name="P1"><text:tab/>scanf("%d",&amp;num);</text:p>
      <text:p text:style-name="P1"><text:tab/>p=malloc(num);</text:p>
      <text:p text:style-name="P1"><text:tab/>printf("enter the eleements\n");</text:p>
      <text:p text:style-name="P1"><text:tab/>for(i=0;i&lt;num;i++)</text:p>
      <text:p text:style-name="P1"><text:tab/>scanf("%d",&amp;p[i]);</text:p>
      <text:p text:style-name="P1"><text:tab/></text:p>
      <text:p text:style-name="P1"><text:tab/>for(i=0;i&lt;num;i++)</text:p>
      <text:p text:style-name="P1"><text:tab/>res=res+p[i];</text:p>
      <text:p text:style-name="P1"><text:tab/></text:p>
      <text:p text:style-name="P1"><text:tab/>printf("sum of elements == %d\n",res);</text:p>
      <text:p text:style-name="P1">}</text:p>
      <text:p text:style-name="P1"/>
      <text:p text:style-name="P2"/>
      <text:p text:style-name="P2"/>
      <text:p text:style-name="P2"><text:soft-page-break/></text:p>
      <text:p text:style-name="P2"/>
      <text:p text:style-name="P2">Program_3::</text:p>
      <text:p text:style-name="P2">/////// string with new line</text:p>
      <text:p text:style-name="P2"><text:tab/>#include&lt;stdio.h&gt;</text:p>
      <text:p text:style-name="P2">#include&lt;stdlib.h&gt;</text:p>
      <text:p text:style-name="P2">int main()</text:p>
      <text:p text:style-name="P2">{</text:p>
      <text:p text:style-name="P2">int i,n;</text:p>
      <text:p text:style-name="P2">printf("enter number of strings u need\n");</text:p>
      <text:p text:style-name="P2">scanf("%d",&amp;n);</text:p>
      <text:p text:style-name="P2">char *p[n];</text:p>
      <text:p text:style-name="P2">for(i=0;i&lt;n;i++)</text:p>
      <text:p text:style-name="P2">p[i]=malloc(15);</text:p>
      <text:p text:style-name="P2">printf("enter the strings\n");</text:p>
      <text:p text:style-name="P2">for(i=0;i&lt;n;i++)</text:p>
      <text:p text:style-name="P2">scanf("%s",p[i]);</text:p>
      <text:p text:style-name="P2">//////////////////char *p[3]={"good", "morning","friends"};</text:p>
      <text:p text:style-name="P2">for(i=0;i&lt;<text:span text:style-name="T1">n</text:span>;i++)</text:p>
      <text:p text:style-name="P2"><text:tab/>printf("%s\n",p[i]);</text:p>
      <text:p text:style-name="P2"/>
      <text:p text:style-name="P2">}</text:p>
      <text:p text:style-name="P2"/>
      <text:p text:style-name="P2"/>
      <text:p text:style-name="P2">program _4::</text:p>
      <text:p text:style-name="P2"/>
      <text:p text:style-name="P2">// avg of elements</text:p>
      <text:p text:style-name="P2">#include&lt;stdio.h&gt;</text:p>
      <text:p text:style-name="P2">int main()</text:p>
      <text:p text:style-name="P2">{</text:p>
      <text:p text:style-name="P2"><text:tab/>int num,i,count=0;</text:p>
      <text:p text:style-name="P2"><text:tab/>float res=0;</text:p>
      <text:p text:style-name="P2"><text:tab/>printf("enter the size of elements\n");</text:p>
      <text:p text:style-name="P2"><text:tab/>scanf("%d",&amp;num);</text:p>
      <text:p text:style-name="P2"><text:tab/>int a[num];</text:p>
      <text:p text:style-name="P2"><text:tab/>printf("enter the elements\n");</text:p>
      <text:p text:style-name="P2"><text:tab/>for(i=0;i&lt;num;i++)</text:p>
      <text:p text:style-name="P2"><text:tab/>scanf("%d",&amp;a[i]);</text:p>
      <text:p text:style-name="P2"><text:tab/></text:p>
      <text:p text:style-name="P2"><text:tab/>for(i=0;i&lt;num;i++)</text:p>
      <text:p text:style-name="P2"><text:tab/>{</text:p>
      <text:p text:style-name="P2"><text:tab/>res=res+(float)a[i];</text:p>
      <text:p text:style-name="P2"><text:tab/>count++;</text:p>
      <text:p text:style-name="P2"><text:tab/>}</text:p>
      <text:p text:style-name="P2"><text:tab/>res=res/count;</text:p>
      <text:p text:style-name="P2"><text:tab/>printf("avg of all elements is %.3f\n",res);</text:p>
      <text:p text:style-name="P2"><text:tab/></text:p>
      <text:p text:style-name="P2"/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40:11.544457855</meta:creation-date>
    <dc:date>2019-09-16T11:52:49.209142256</dc:date>
    <meta:editing-duration>PT8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86" meta:word-count="146" meta:character-count="1346" meta:non-whitespace-character-count="1230"/>
  </office:meta>
</office:document-meta>
</file>